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0.34mm"/>
    </style:style>
    <style:style style:name="co5" style:family="table-column">
      <style:table-column-properties fo:break-before="auto" style:column-width="12.05mm"/>
    </style:style>
    <style:style style:name="co6" style:family="table-column">
      <style:table-column-properties fo:break-before="auto" style:column-width="6.79mm"/>
    </style:style>
    <style:style style:name="co7" style:family="table-column">
      <style:table-column-properties fo:break-before="auto" style:column-width="13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0">
      <style:table-cell-properties fo:background-color="#ccff66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number-columns-repeated="3"/>
          <table:table-cell table:style-name="ce10" office:value-type="string" calcext:value-type="string" table:number-columns-spanned="2" table:number-rows-spanned="1">
            <text:p>2016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</text:p>
          </table:table-cell>
          <table:covered-table-cell table:number-columns-repeated="2" table:style-name="ce14"/>
          <table:table-cell table:style-name="ce10" office:value-type="string" calcext:value-type="string" table:number-columns-spanned="3" table:number-rows-spanned="1">
            <text:p>2018</text:p>
          </table:table-cell>
          <table:covered-table-cell table:number-columns-repeated="2" table:style-name="ce2"/>
          <table:table-cell table:style-name="ce14" office:value-type="string" calcext:value-type="string">
            <text:p>20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8/2</text:p>
          </table:table-cell>
          <table:table-cell table:style-name="ce11" office:value-type="string" calcext:value-type="string">
            <text:p>11/30</text:p>
          </table:table-cell>
          <table:table-cell table:style-name="ce14" office:value-type="string" calcext:value-type="string">
            <text:p>6/13</text:p>
          </table:table-cell>
          <table:table-cell table:style-name="ce14" office:value-type="string" calcext:value-type="string">
            <text:p>11/27</text:p>
          </table:table-cell>
          <table:table-cell table:style-name="ce14" office:value-type="string" calcext:value-type="string">
            <text:p>11/29</text:p>
          </table:table-cell>
          <table:table-cell table:style-name="ce11" office:value-type="string" calcext:value-type="string">
            <text:p>5/29</text:p>
          </table:table-cell>
          <table:table-cell table:style-name="ce11" office:value-type="string" calcext:value-type="string">
            <text:p>11/30</text:p>
          </table:table-cell>
          <table:table-cell table:style-name="ce11" office:value-type="string" calcext:value-type="string">
            <text:p>12/3</text:p>
          </table:table-cell>
          <table:table-cell table:style-name="ce14" office:value-type="string" calcext:value-type="string">
            <text:p>12/1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3"/>
          <table:table-cell table:style-name="ce2" office:value-type="string" calcext:value-type="string">
            <text:p>計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3"/>
          <table:table-cell table:style-name="ce2" table:formula="of:=SUM([.D4:.M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3"/>
          <table:table-cell table:style-name="ce2" table:formula="of:=SUM([.D5:.M5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3"/>
          <table:table-cell table:style-name="ce2" table:formula="of:=SUM([.D6:.M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3"/>
          <table:table-cell table:style-name="ce2" table:formula="of:=SUM([.D7:.M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3"/>
          <table:table-cell table:style-name="ce2" table:formula="of:=SUM([.D8:.M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3"/>
          <table:table-cell table:style-name="ce2" table:formula="of:=SUM([.D9:.M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3"/>
          <table:table-cell table:style-name="ce2" table:formula="of:=SUM([.D10:.M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3"/>
          <table:table-cell table:style-name="ce2" table:formula="of:=SUM([.D11:.M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3"/>
          <table:table-cell table:style-name="ce2" table:formula="of:=SUM([.D12:.M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3"/>
          <table:table-cell table:style-name="ce2" table:formula="of:=SUM([.D13:.M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3"/>
          <table:table-cell table:style-name="ce2" table:formula="of:=SUM([.D14:.M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3"/>
          <table:table-cell table:style-name="ce2" table:formula="of:=SUM([.D15:.M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2" table:formula="of:=SUM([.D16:.M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2" table:formula="of:=SUM([.D17:.M17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3"/>
          <table:table-cell table:style-name="ce2" table:formula="of:=SUM([.D19:.M1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3"/>
          <table:table-cell table:style-name="ce2" table:formula="of:=SUM([.D20:.M2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3"/>
          <table:table-cell table:style-name="ce2" table:formula="of:=SUM([.D21:.M2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3"/>
          <table:table-cell table:style-name="ce2" table:formula="of:=SUM([.D22:.M2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3"/>
          <table:table-cell table:style-name="ce2" table:formula="of:=SUM([.D23:.M2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3"/>
          <table:table-cell table:style-name="ce2" table:formula="of:=SUM([.D24:.M2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3"/>
          <table:table-cell table:style-name="ce2" table:formula="of:=SUM([.D25:.M2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3"/>
          <table:table-cell table:style-name="ce2" table:formula="of:=SUM([.D26:.M2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3"/>
          <table:table-cell table:style-name="ce2" table:formula="of:=SUM([.D27:.M2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3"/>
          <table:table-cell table:style-name="ce2" table:formula="of:=SUM([.D28:.M2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3"/>
          <table:table-cell table:style-name="ce2" table:formula="of:=SUM([.D29:.M2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3"/>
          <table:table-cell table:style-name="ce2" table:formula="of:=SUM([.D30:.M3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2" table:formula="of:=SUM([.D31:.M31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3"/>
          <table:table-cell table:style-name="ce2" table:formula="of:=SUM([.D33:.M33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3"/>
          <table:table-cell table:style-name="ce2" table:formula="of:=SUM([.D34:.M34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3"/>
          <table:table-cell table:style-name="ce2" table:formula="of:=SUM([.D35:.M35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3"/>
          <table:table-cell table:style-name="ce2" table:formula="of:=SUM([.D36:.M3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3"/>
          <table:table-cell table:style-name="ce2" table:formula="of:=SUM([.D37:.M3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3"/>
          <table:table-cell table:style-name="ce2" table:formula="of:=SUM([.D38:.M3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3"/>
          <table:table-cell table:style-name="ce2" table:formula="of:=SUM([.D39:.M3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3"/>
          <table:table-cell table:style-name="ce2" table:formula="of:=SUM([.D40:.M4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3"/>
          <table:table-cell table:style-name="ce2" table:formula="of:=SUM([.D41:.M4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3"/>
          <table:table-cell table:style-name="ce2" table:formula="of:=SUM([.D42:.M4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3"/>
          <table:table-cell table:style-name="ce2" table:formula="of:=SUM([.D43:.M4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3"/>
          <table:table-cell table:style-name="ce2" table:formula="of:=SUM([.D44:.M4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3"/>
          <table:table-cell table:style-name="ce2" table:formula="of:=SUM([.D45:.M45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3"/>
          <table:table-cell table:style-name="ce2" table:formula="of:=SUM([.D47:.M47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3"/>
          <table:table-cell table:style-name="ce2" table:formula="of:=SUM([.D48:.M48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3"/>
          <table:table-cell table:style-name="ce2" table:formula="of:=SUM([.D49:.M4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3"/>
          <table:table-cell table:style-name="ce2" table:formula="of:=SUM([.D50:.M50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3"/>
          <table:table-cell table:style-name="ce2" table:formula="of:=SUM([.D51:.M51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3"/>
          <table:table-cell table:style-name="ce2" table:formula="of:=SUM([.D52:.M5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3"/>
          <table:table-cell table:style-name="ce2" table:formula="of:=SUM([.D53:.M5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3"/>
          <table:table-cell table:style-name="ce2" table:formula="of:=SUM([.D54:.M5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3"/>
          <table:table-cell table:style-name="ce2" table:formula="of:=SUM([.D55:.M5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3"/>
          <table:table-cell table:style-name="ce2" table:formula="of:=SUM([.D56:.M5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3"/>
          <table:table-cell table:style-name="ce2" table:formula="of:=SUM([.D57:.M5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3"/>
          <table:table-cell table:style-name="ce2" table:formula="of:=SUM([.D58:.M5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3"/>
          <table:table-cell table:style-name="ce2" table:formula="of:=SUM([.D59:.M59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3"/>
          <table:table-cell table:style-name="ce2" table:formula="of:=SUM([.D61:.M6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3"/>
          <table:table-cell table:style-name="ce2" table:formula="of:=SUM([.D62:.M62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3"/>
          <table:table-cell table:style-name="ce2" table:formula="of:=SUM([.D63:.M6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3"/>
          <table:table-cell table:style-name="ce2" table:formula="of:=SUM([.D64:.M6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3"/>
          <table:table-cell table:style-name="ce2" table:formula="of:=SUM([.D65:.M6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3"/>
          <table:table-cell table:style-name="ce2" table:formula="of:=SUM([.D66:.M6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3"/>
          <table:table-cell table:style-name="ce2" table:formula="of:=SUM([.D67:.M6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3"/>
          <table:table-cell table:style-name="ce2" table:formula="of:=SUM([.D68:.M6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3"/>
          <table:table-cell table:style-name="ce2" table:formula="of:=SUM([.D69:.M6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3"/>
          <table:table-cell table:style-name="ce2" table:formula="of:=SUM([.D70:.M7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3"/>
          <table:table-cell table:style-name="ce2" table:formula="of:=SUM([.D71:.M7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3"/>
          <table:table-cell table:style-name="ce2" table:formula="of:=SUM([.D72:.M7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3"/>
          <table:table-cell table:style-name="ce2" table:formula="of:=SUM([.D73:.M73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3"/>
          <table:table-cell table:style-name="ce2" table:formula="of:=SUM([.D75:.M7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3"/>
          <table:table-cell table:style-name="ce2" table:formula="of:=SUM([.D76:.M76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3"/>
          <table:table-cell table:style-name="ce2" table:formula="of:=SUM([.D77:.M7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3"/>
          <table:table-cell table:style-name="ce2" table:formula="of:=SUM([.D78:.M7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3"/>
          <table:table-cell table:style-name="ce2" table:formula="of:=SUM([.D79:.M7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3"/>
          <table:table-cell table:style-name="ce2" table:formula="of:=SUM([.D80:.M8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3"/>
          <table:table-cell table:style-name="ce2" table:formula="of:=SUM([.D81:.M8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3"/>
          <table:table-cell table:style-name="ce2" table:formula="of:=SUM([.D82:.M8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3"/>
          <table:table-cell table:style-name="ce2" table:formula="of:=SUM([.D83:.M8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3"/>
          <table:table-cell table:style-name="ce2" table:formula="of:=SUM([.D84:.M8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3"/>
          <table:table-cell table:style-name="ce2" table:formula="of:=SUM([.D85:.M8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3"/>
          <table:table-cell table:style-name="ce2" table:formula="of:=SUM([.D86:.M8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3"/>
          <table:table-cell table:style-name="ce2" table:formula="of:=SUM([.D87:.M87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no</text:p>
          </table:table-cell>
          <table:table-cell table:style-name="ce3"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計</text:p>
          </table:table-cell>
          <table:table-cell table:style-name="ce2" table:formula="of:=SUM([.D4:.D88])" office:value-type="float" office:value="10" calcext:value-type="float">
            <text:p>10</text:p>
          </table:table-cell>
          <table:table-cell table:style-name="ce2" table:formula="of:=SUM([.E4:.E88])" office:value-type="float" office:value="10" calcext:value-type="float">
            <text:p>10</text:p>
          </table:table-cell>
          <table:table-cell table:style-name="ce2" table:formula="of:=SUM([.F4:.F88])" office:value-type="float" office:value="10" calcext:value-type="float">
            <text:p>10</text:p>
          </table:table-cell>
          <table:table-cell table:style-name="ce2" table:formula="of:=SUM([.G4:.G88])" office:value-type="float" office:value="10" calcext:value-type="float">
            <text:p>10</text:p>
          </table:table-cell>
          <table:table-cell table:style-name="ce2" table:formula="of:=SUM([.H4:.H88])" office:value-type="float" office:value="10" calcext:value-type="float">
            <text:p>10</text:p>
          </table:table-cell>
          <table:table-cell table:style-name="ce2" table:formula="of:=SUM([.I4:.I88])" office:value-type="float" office:value="10" calcext:value-type="float">
            <text:p>10</text:p>
          </table:table-cell>
          <table:table-cell table:style-name="ce2" table:formula="of:=SUM([.J4:.J88])" office:value-type="float" office:value="10" calcext:value-type="float">
            <text:p>10</text:p>
          </table:table-cell>
          <table:table-cell table:style-name="ce2" table:formula="of:=SUM([.K4:.K88])" office:value-type="float" office:value="10" calcext:value-type="float">
            <text:p>10</text:p>
          </table:table-cell>
          <table:table-cell table:style-name="ce2" table:formula="of:=SUM([.L4:.L88])" office:value-type="float" office:value="10" calcext:value-type="float">
            <text:p>10</text:p>
          </table:table-cell>
          <table:table-cell table:style-name="ce3"/>
          <table:table-cell table:style-name="ce2" table:formula="of:=SUM([.N4:.N88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104848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00/00/00</text:date>, <text:time style:data-style-name="N2" text:time-value="18:34:13.54894972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5T19:19:19.901115353</dc:date>
    <meta:editing-duration>PT1H10S</meta:editing-duration>
    <meta:editing-cycles>8</meta:editing-cycles>
    <meta:generator>LibreOffice/6.0.7.3$Linux_X86_64 LibreOffice_project/00m0$Build-3</meta:generator>
    <meta:document-statistic meta:table-count="1" meta:cell-count="461" meta:object-count="0"/>
  </office:meta>
</office:document-meta>
</file>